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19856" calcext:value-type="float">
            <text:p>155.8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2024-02-1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12592" calcext:value-type="float">
            <text:p>155.6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2022-02-1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832" calcext:value-type="float">
            <text:p>138.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2017-02-03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32768" calcext:value-type="float">
            <text:p>138.7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968" calcext:value-type="float">
            <text:p>142.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200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684" calcext:value-type="float">
            <text:p>138.5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152" calcext:value-type="float">
            <text:p>137.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200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528" calcext:value-type="float">
            <text:p>137.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4616" calcext:value-type="float">
            <text:p>136.7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199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1608" calcext:value-type="float">
            <text:p>133.2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198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22" calcext:value-type="float">
            <text:p>131.9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198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0384" calcext:value-type="float">
            <text:p>131.8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198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198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264" calcext:value-type="float">
            <text:p>131.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198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7328" calcext:value-type="float">
            <text:p>129.4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197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18592" calcext:value-type="float">
            <text:p>127.4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197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6928" calcext:value-type="float">
            <text:p>130.1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4702</text:p>
          </table:table-cell>
          <table:table-cell office:value-type="string" calcext:value-type="string">
            <text:p>Big Lake Gas Co.</text:p>
          </table:table-cell>
          <table:table-cell office:value-type="string" calcext:value-type="string">
            <text:p>197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184" calcext:value-type="float">
            <text:p>129.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